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a8323" officeooo:paragraph-rsid="002a83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enie się o Ace framework<text:line-break/>-Autogen, może zostać uzyty do niezależnych agentów AI</text:p>
      <text:p text:style-name="P1">-Visual langchain podobni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6T08:12:18.280950296</dc:date>
    <meta:editing-duration>PT6H13M33S</meta:editing-duration>
    <meta:editing-cycles>15</meta:editing-cycles>
    <meta:document-statistic meta:table-count="0" meta:image-count="0" meta:object-count="0" meta:page-count="1" meta:paragraph-count="2" meta:word-count="16" meta:character-count="108" meta:non-whitespace-character-count="94"/>
  </office:meta>
</office:document-meta>
</file>